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65035" officeooo:paragraph-rsid="0004c29d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3e7b9" officeooo:paragraph-rsid="0004c29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45361" officeooo:paragraph-rsid="0004c29d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6ff32" officeooo:paragraph-rsid="0004c29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6ff32" officeooo:paragraph-rsid="00068d5a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95ba0" officeooo:paragraph-rsid="000afe5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afe54" officeooo:paragraph-rsid="000afe5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afe54" officeooo:paragraph-rsid="000cf80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cf805" officeooo:paragraph-rsid="000cf805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e203f" officeooo:paragraph-rsid="000e203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e203f" officeooo:paragraph-rsid="000f97e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f97e5" officeooo:paragraph-rsid="000f97e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f97e5" officeooo:paragraph-rsid="00116cd6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116cd6" officeooo:paragraph-rsid="00116cd6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04c29d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0b1eac" officeooo:paragraph-rsid="00068d5a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officeooo:rsid="0004c29d" officeooo:paragraph-rsid="00095ba0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byssinica SIL" fo:font-size="14pt" fo:font-weight="normal" officeooo:rsid="001ca02d" officeooo:paragraph-rsid="00116cd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0afe54" officeooo:paragraph-rsid="000afe54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0cf805" officeooo:paragraph-rsid="000cf805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0e203f" officeooo:paragraph-rsid="000cf805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0e203f" officeooo:paragraph-rsid="000e203f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116cd6" officeooo:paragraph-rsid="00116cd6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5pt" fo:font-weight="normal" officeooo:rsid="000f97e5" officeooo:paragraph-rsid="000e203f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Abyssinica SIL" fo:font-size="15pt" fo:font-weight="normal" officeooo:rsid="000f97e5" officeooo:paragraph-rsid="00116cd6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Abyssinica SIL" fo:font-size="15pt" fo:font-weight="normal" officeooo:rsid="000e203f" officeooo:paragraph-rsid="00116cd6" style:font-size-asian="15pt" style:font-weight-asian="normal" style:font-size-complex="15pt" style:font-weight-complex="normal"/>
    </style:style>
    <style:style style:name="P27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officeooo:paragraph-rsid="0004c29d"/>
    </style:style>
    <style:style style:name="P28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officeooo:paragraph-rsid="0004c29d"/>
    </style:style>
    <style:style style:name="P29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officeooo:paragraph-rsid="0004c29d"/>
    </style:style>
    <style:style style:name="P30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font-size="16pt" fo:font-weight="normal" officeooo:rsid="0003e7b9" officeooo:paragraph-rsid="0004c29d" style:font-size-asian="16pt" style:font-weight-asian="normal" style:font-size-complex="16pt" style:font-weight-complex="normal"/>
    </style:style>
    <style:style style:name="P31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fo:font-size="16pt" fo:font-weight="normal" officeooo:rsid="0003e7b9" officeooo:paragraph-rsid="0004c29d" style:font-size-asian="16pt" style:font-weight-asian="normal" style:font-size-complex="16pt" style:font-weight-complex="normal"/>
    </style:style>
    <style:style style:name="P32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fo:font-size="16pt" fo:font-weight="normal" officeooo:rsid="00045361" officeooo:paragraph-rsid="0004c29d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normal" officeooo:rsid="0006ff32" officeooo:paragraph-rsid="00068d5a" style:font-size-asian="16pt" style:font-weight-asian="normal" style:font-size-complex="16pt" style:font-weight-complex="normal"/>
    </style:style>
    <style:style style:name="P34" style:family="paragraph" style:parent-style-name="Standard" style:list-style-name="L5">
      <style:paragraph-properties fo:margin-top="0.0398in" fo:margin-bottom="0.0398in" loext:contextual-spacing="false" fo:text-align="start" style:justify-single-word="false"/>
      <style:text-properties officeooo:rsid="0006c392" officeooo:paragraph-rsid="0004c29d"/>
    </style:style>
    <style:style style:name="P35" style:family="paragraph" style:parent-style-name="Standard" style:list-style-name="L5">
      <style:paragraph-properties fo:margin-top="0.0398in" fo:margin-bottom="0.0398in" loext:contextual-spacing="false" fo:text-align="start" style:justify-single-word="false"/>
      <style:text-properties officeooo:rsid="0004c29d" officeooo:paragraph-rsid="0004c29d"/>
    </style:style>
    <style:style style:name="P36" style:family="paragraph" style:parent-style-name="Standard" style:list-style-name="L6">
      <style:paragraph-properties fo:margin-top="0.0398in" fo:margin-bottom="0.0398in" loext:contextual-spacing="false" fo:text-align="start" style:justify-single-word="false"/>
      <style:text-properties officeooo:rsid="000b1eac" officeooo:paragraph-rsid="00068d5a"/>
    </style:style>
    <style:style style:name="P37" style:family="paragraph" style:parent-style-name="Standard" style:list-style-name="L7">
      <style:paragraph-properties fo:margin-top="0.0398in" fo:margin-bottom="0.0398in" loext:contextual-spacing="false" fo:text-align="start" style:justify-single-word="false"/>
      <style:text-properties officeooo:rsid="000bf9fe" officeooo:paragraph-rsid="00068d5a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16cd6"/>
    </style:style>
    <style:style style:name="T1" style:family="text">
      <style:text-properties officeooo:rsid="0004c29d"/>
    </style:style>
    <style:style style:name="T2" style:family="text">
      <style:text-properties officeooo:rsid="0006ff32"/>
    </style:style>
    <style:style style:name="T3" style:family="text">
      <style:text-properties officeooo:rsid="00065035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3e7b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65035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6ff32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4536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6c39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4c29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6e0e6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03e7b9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06503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045361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06ff32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068b6b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06c392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0bf9fe" style:font-size-asian="16pt" style:font-weight-asian="normal" style:font-size-complex="16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65035" style:font-weight-asian="bold" style:font-weight-complex="bold"/>
    </style:style>
    <style:style style:name="T22" style:family="text">
      <style:text-properties officeooo:rsid="000afe54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5pt" fo:font-weight="bold" officeooo:rsid="0004c29d" style:font-size-asian="15pt" style:font-weight-asian="bold" style:font-size-complex="15pt" style:font-weight-complex="bold"/>
    </style:style>
    <style:style style:name="T25" style:family="text">
      <style:text-properties fo:font-size="15pt" fo:font-weight="bold" officeooo:rsid="000afe54" style:font-size-asian="15pt" style:font-weight-asian="bold" style:font-size-complex="15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0afe54" style:font-size-asian="15pt" style:font-size-complex="15pt"/>
    </style:style>
    <style:style style:name="T28" style:family="text">
      <style:text-properties fo:font-size="15pt" officeooo:rsid="000cf805" style:font-size-asian="15pt" style:font-size-complex="15pt"/>
    </style:style>
    <style:style style:name="T29" style:family="text">
      <style:text-properties fo:font-size="15pt" officeooo:rsid="000e203f" style:font-size-asian="15pt" style:font-size-complex="15pt"/>
    </style:style>
    <style:style style:name="T30" style:family="text">
      <style:text-properties fo:font-size="15pt" officeooo:rsid="000f97e5" style:font-size-asian="15pt" style:font-size-complex="15pt"/>
    </style:style>
    <style:style style:name="T31" style:family="text">
      <style:text-properties fo:font-size="15pt" officeooo:rsid="00116cd6" style:font-size-asian="15pt" style:font-size-complex="15pt"/>
    </style:style>
    <style:style style:name="T32" style:family="text">
      <style:text-properties style:font-name="Abyssinica SIL" fo:font-size="14pt" fo:font-weight="normal" officeooo:rsid="001bbd5f" style:font-size-asian="14pt" style:font-weight-asian="normal" style:font-size-complex="14pt" style:font-weight-complex="normal"/>
    </style:style>
    <style:style style:name="T33" style:family="text">
      <style:text-properties style:font-name="Abyssinica SIL" fo:font-size="14pt" fo:font-weight="normal" officeooo:rsid="001ca02d" style:font-size-asian="14pt" style:font-weight-asian="normal" style:font-size-complex="14pt" style:font-weight-complex="normal"/>
    </style:style>
    <style:style style:name="T34" style:family="text">
      <style:text-properties style:font-name="Abyssinica SIL" fo:font-size="14pt" fo:font-weight="normal" officeooo:rsid="001d0156" style:font-size-asian="14pt" style:font-weight-asian="normal" style:font-size-complex="14pt" style:font-weight-complex="normal"/>
    </style:style>
    <style:style style:name="T35" style:family="text">
      <style:text-properties style:font-name="Abyssinica SIL" fo:font-size="15pt" style:font-size-asian="15pt" style:font-size-complex="15pt"/>
    </style:style>
    <style:style style:name="T36" style:family="text">
      <style:text-properties style:font-name="Abyssinica SIL" fo:font-size="15pt" officeooo:rsid="00116cd6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772in" fo:min-width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etax IDE </text:p>
      <text:p text:style-name="P6"/>
      <text:p text:style-name="P6">Մեր առաջ դրված խնդիրը ֊ Ստեղծել <text:span text:style-name="T22">կոդային խմբագրիչ,որը տվյալները կպահպանի </text:span><text:span text:style-name="T24">Metax </text:span><text:span text:style-name="T25">֊</text:span><text:span text:style-name="T27"> <text:s/>սերվերներում և չծանրաբեռնել մեր լոկալ համակարգիչը։</text:span></text:p>
      <text:p text:style-name="P19"/>
      <text:p text:style-name="P19">Խնդիրը ստանալուց հետո բաժանվել ենք 3 ենթախմբի․</text:p>
      <text:p text:style-name="P19">1․Վահե Սեդրակըան, Հայկ Վարդազարյան ֊ Bash, UI</text:p>
      <text:p text:style-name="P19">2․Խաչատուր Հոխանյան, Դավիթ Չալոյան ֊ JSON, API</text:p>
      <text:p text:style-name="P19">3.Արսեն Մարգարյան, Ցոլակ Մուսիկյան ֊ Functionality</text:p>
      <text:p text:style-name="P19"/>
      <text:p text:style-name="P7"><text:span text:style-name="T26">1․</text:span><text:span text:style-name="T23">Bash, UI </text:span></text:p>
      <text:p text:style-name="P8"><text:span text:style-name="T26"><text:tab/>Bash֊ը օգտագործել ենք նրա համար որպեսզի օգտատերը ներբեռնելով այս ծրագիրը </text:span><text:span text:style-name="T28">ավտոմատ կերպով ստանա կարգավորված </text:span><text:span text:style-name="T26"><text:s text:c="2"/></text:span><text:span text:style-name="T24">Metax</text:span><text:span text:style-name="T28">֊ը և այլ գործիքներ և գրադարաներ որոնք անհրաժեշտ են ծրագիրը առանց խոչնդոտների և անխափան աշխատանքի համար։</text:span></text:p>
      <text:p text:style-name="P8"><text:span text:style-name="T28"><text:tab/></text:span><text:span text:style-name="T26">UI</text:span><text:span text:style-name="T28">֊ի համար օգտագործել ենք Qt-Designer ծրագիրը ստանալով ծրագրի նախնական տեսքը այնուհետ ձևափոխել ենք կոդը և ադապտացրել ենք մեր ծրագրին, ավելացնելով որոշ ֆունկցիանուլություն։</text:span></text:p>
      <text:p text:style-name="P20"/>
      <text:p text:style-name="P9"><text:span text:style-name="T26">Խնդիրներ՝ <text:s/></text:span><text:span text:style-name="T27">Bash</text:span><text:span text:style-name="T26">֊ի հետ կապված գրեթե խդիրներ չեն եղել,իսկ</text:span></text:p>
      <text:p text:style-name="P8"><text:span text:style-name="T28">Qt-Designer ծրագրով աշխատելուց առաջ են եկել խնդիրներ քանի որ </text:span><text:span text:style-name="T29">նախկինում </text:span><text:span text:style-name="T28">չենք օգտվել տվյալ ծրագրից և ոչ բավարար օբյեկտ կողմնորոշված ծրագրավորման գիտելիքներից</text:span><text:span text:style-name="T29">։</text:span></text:p>
      <text:p text:style-name="P21"/>
      <text:p text:style-name="P22">Խնդիրների լուծման ճանապարհը՝ նախագծի ամբողջ ընթացում միշտ օգտվել ենք Google֊ից փորձելով ինքնուրույն լուծել առաջ դրված խնդիրները։</text:p>
      <text:p text:style-name="P22"/>
      <text:p text:style-name="P22"/>
      <text:p text:style-name="P22"/>
      <text:p text:style-name="P23"/>
      <text:p text:style-name="P14"><text:soft-page-break/><text:span text:style-name="T26">2․</text:span><text:span text:style-name="T25">JSON, API</text:span></text:p>
      <text:list xml:id="list3828843203" text:style-name="L1">
        <text:list-header>
          <text:p text:style-name="P38"><text:span text:style-name="T32">Ստեղծել API միջավայր Metax և MetaxTDI֊ի միջև, </text:span><text:span text:style-name="T33">որի արդյունքում <text:s/>պետք է ինֆորմացիայի ուղղարկում և ստացում։</text:span><text:span text:style-name="T32">Metax</text:span><text:span text:style-name="T34">֊ից <text:s/></text:span><text:span text:style-name="T32"><text:s/>MetaxTDI֊ի </text:span><text:span text:style-name="T34">և հակառակ փոխանցվող տեղեկատվությունը</text:span><text:span text:style-name="T32"> </text:span><text:span text:style-name="T34">փոխակերպել JSON ենթալեզվի և հակառակը</text:span></text:p>
        </text:list-header>
      </text:list>
      <text:p text:style-name="P18"/>
      <text:p text:style-name="P25">Խնդիրները՝ </text:p>
      <text:p text:style-name="P13"><text:span text:style-name="T35"><text:tab/></text:span><text:span text:style-name="T36">Խնիր է եղել այն, որ սկզբնական շրջանում սխալ եինք պատկերացնում, լուծման եղանակը։</text:span></text:p>
      <text:p text:style-name="P26"/>
      <text:p text:style-name="P10"><text:span text:style-name="T26">3․</text:span><text:span text:style-name="T25">Functionality</text:span></text:p>
      <text:p text:style-name="P11"><text:span text:style-name="T27"><text:tab/></text:span><text:span text:style-name="T26">Բոլոր ֆունկցիաները գրվել են Python – ծրագրավորման լեզվով։Կան տարբեր ֆունկցիաներ որոնք հետագայում ծրագրավորողի աշխատանքը օրինակի համար Google և GiitHub</text:span><text:span text:style-name="T30">֊ի հասանելիությունը ծրագրի ներսից</text:span><text:span text:style-name="T26">, այնուհետ <text:s/></text:span><text:span text:style-name="T30">առանց միջնորդ ծառայության ապահովում է կապը սերվերի հետ։ Ծրագրի Terminal֊ի շնորհիվ օգտատերը կարող է օգտվել Bash ծրագրավորման լեզվի բոլոր հնարավորություններից։</text:span></text:p>
      <text:p text:style-name="P24"/>
      <text:p text:style-name="P12"><text:span text:style-name="T30">Խ</text:span><text:span text:style-name="T26">նդիրները՝ </text:span></text:p>
      <text:p text:style-name="P11"><text:span text:style-name="T26"><text:tab/></text:span><text:span text:style-name="T30">Ամենագլխավոր խնդիրներից մեկն է եղել Տերմինալի ինտեգրելը ծրագիր փորձելով տարբեր մեթոդներ հանգեցինք օպտիմալ լուծմանը։Երկրոռդ խոշոր խնդիրը այն էր, որ սերվերը անհրաժեշտ կերպով չ</text:span><text:span text:style-name="T31">ե</text:span><text:span text:style-name="T30">ր աշխատում</text:span><text:span text:style-name="T31">։</text:span></text:p>
      <text:p text:style-name="P24"/>
      <text:p text:style-name="P22"/>
      <text:p text:style-name="P22"/>
      <text:p text:style-name="P22"/>
      <text:p text:style-name="P21"/>
      <text:p text:style-name="P21"/>
      <text:p text:style-name="P1"/>
      <text:p text:style-name="P1"/>
      <text:p text:style-name="P1"/>
      <text:p text:style-name="P1"><text:soft-page-break/>Metax IDE – ն նածատեսված է ցանկացած ծրագրավորման լեզվով աշխատանքներ կատար<text:span text:style-name="T2">ման</text:span> համար<text:span text:style-name="T1">(այս պահին միայն Python լեզվով)</text:span>։</text:p>
      <text:p text:style-name="P1"/>
      <text:p text:style-name="P1">Մուտք գործելով ծրագիր բացվում է պատուհան, որտեղ երևում է էջի վերև<text:span text:style-name="T2">ում տեղադրված </text:span>երեք նշանները՝</text:p>
      <text:list xml:id="list2533825283" text:style-name="L2">
        <text:list-item>
          <text:p text:style-name="P27"><text:span text:style-name="T5">&lt; - &gt;</text:span><text:span text:style-name="T13"> <text:s text:c="3"/></text:span><text:span text:style-name="T14">֊ մինուս , էջը ծածկվում է ներքևում</text:span></text:p>
        </text:list-item>
        <text:list-item>
          <text:p text:style-name="P30"><draw:custom-shape text:anchor-type="paragraph" draw:z-index="0" draw:name="Shape1_0" draw:style-name="gr1" svg:width="0.1878in" svg:height="0.1776in" svg:x="0.728in" svg:y="0.0807in"><text:p/><draw:enhanced-geometry svg:viewBox="0 0 21600 21600" draw:mirror-vertical="true" draw:type="rectangle" draw:enhanced-path="M 0 0 L 21600 0 21600 21600 0 21600 0 0 Z N"/></draw:custom-shape><text:span text:style-name="T21">&lt; <text:s text:c="5"/>&gt;</text:span><text:span text:style-name="T3"> ֊ <text:s/>փոքրացնել, էջը ցույց է տալիս փոքր չափով</text:span></text:p>
        </text:list-item>
        <text:list-item>
          <text:p text:style-name="P30"><text:s/><text:span text:style-name="T20">&lt;X&gt;</text:span> <text:s text:c="2"/><text:span text:style-name="T3">֊ <text:s/>էջը փակել</text:span></text:p>
        </text:list-item>
      </text:list>
      <text:p text:style-name="P2"><text:s/><text:span text:style-name="T3">Մեջտ</text:span><text:span text:style-name="T2">ե</text:span><text:span text:style-name="T3">ղի մասում երևում է` <text:s/></text:span></text:p>
      <text:list xml:id="list3687670854" text:style-name="L3">
        <text:list-item>
          <text:p text:style-name="P28"><text:span text:style-name="T6">OPEN </text:span><text:span text:style-name="T11">PROJECT</text:span><text:span text:style-name="T14"> – բացում ենք համակարգչում գտնվող մեր ընտրած ֆայլը <text:s text:c="6"/></text:span></text:p>
        </text:list-item>
        <text:list-item>
          <text:p text:style-name="P28"><text:span text:style-name="T6">NEW </text:span><text:span text:style-name="T7">PROJECT</text:span><text:span text:style-name="T6"> </text:span><text:span text:style-name="T14"><text:s/>֊ <text:s/>ստեղծում ենք նոր ֆայլ </text:span></text:p>
        </text:list-item>
      </text:list>
      <text:p text:style-name="P1"/>
      <text:p text:style-name="P15"><text:span text:style-name="T14">Ա</text:span><text:span text:style-name="T17">յս ամենից հետո բացվում է կոդավորման էջը։</text:span></text:p>
      <text:p text:style-name="P2">Արտաքին տեսքը իր մեջ ներառում է մեկ պատուհան, որը բաժանված է չորս մասի՝</text:p>
      <text:list xml:id="list1481849816" text:style-name="L4">
        <text:list-item>
          <text:p text:style-name="P31">Մենյուի մաս, որտեղ ձախից ֊ աջ հերթականությամբ գտնվում են File, Run, Terminal, Help <text:s/>մենյուները և <text:s/>&lt; - &gt;, <text:s/></text:p>
          <text:p text:style-name="P31"><draw:custom-shape text:anchor-type="paragraph" draw:z-index="1" draw:name="Shape1" draw:style-name="gr1" svg:width="0.1878in" svg:height="0.1776in" svg:x="0.7799in" svg:y="0.0772in"><text:p/><draw:enhanced-geometry svg:viewBox="0 0 21600 21600" draw:mirror-vertical="true" draw:mirror-horizontal="false" draw:type="rectangle" draw:enhanced-path="M 0 0 L 21600 0 21600 21600 0 21600 0 0 Z N"/></draw:custom-shape>&lt; <text:s/><text:tab/>&gt;, &lt;X&gt; <text:s/>նշանները։</text:p>
          <text:p text:style-name="P31"/>
        </text:list-item>
        <text:list-item>
          <text:p text:style-name="P29"><text:span text:style-name="T13">Մենյուից ներքև ձախ մասում գտնվում է </text:span><text:span text:style-name="T15">ֆայլերի վահանակը, որտեղ մենք տեսնում ենք մեր բացած ֆայլերը։</text:span></text:p>
          <text:p text:style-name="P32"/>
        </text:list-item>
        <text:list-item>
          <text:p text:style-name="P29"><text:span text:style-name="T15">Էջի ներքևում գտնվում է </text:span><text:span text:style-name="T16">վահանակը</text:span><text:span text:style-name="T15">, որը նախատեսված է կոդը աշխատացնելիս արդյունքը տեսնելու համար։</text:span></text:p>
        </text:list-item>
      </text:list>
      <text:p text:style-name="P3"/>
      <text:p text:style-name="P3"/>
      <text:p text:style-name="P3"/>
      <text:p text:style-name="P15"><text:span text:style-name="T8">F</text:span><text:span text:style-name="T9">ile </text:span><text:span text:style-name="T18"><text:s/>մենյուն իր մեջ ներառում է՝</text:span></text:p>
      <text:list xml:id="list473115352" text:style-name="L5">
        <text:list-item>
          <text:p text:style-name="P34"><text:soft-page-break/><text:span text:style-name="T4">New File </text:span><text:span text:style-name="T12">- <text:s/>ստեղծել նոր ֆայլ</text:span></text:p>
        </text:list-item>
        <text:list-item>
          <text:p text:style-name="P34"><text:span text:style-name="T4">Open File </text:span><text:span text:style-name="T12">– բացել ֆայլ համակարգչից</text:span></text:p>
        </text:list-item>
        <text:list-item>
          <text:p text:style-name="P34"><text:span text:style-name="T4">Save </text:span><text:span text:style-name="T12">- պահպանել</text:span></text:p>
        </text:list-item>
        <text:list-item>
          <text:p text:style-name="P34"><text:span text:style-name="T4">Save As</text:span><text:span text:style-name="T12"> – պահպանել որպես</text:span></text:p>
        </text:list-item>
        <text:list-item>
          <text:p text:style-name="P34"><text:span text:style-name="T10">Save</text:span><text:span text:style-name="T4"> </text:span><text:span text:style-name="T10">in</text:span><text:span text:style-name="T4"> Metax</text:span><text:span text:style-name="T12"> – ներբեռնել Մետաքսից</text:span></text:p>
        </text:list-item>
        <text:list-item>
          <text:p text:style-name="P35"><text:span text:style-name="T4">Get in Metax – </text:span><text:span text:style-name="T12">Վերբեռնել Մետաքսից<text:tab/></text:span></text:p>
        </text:list-item>
        <text:list-item>
          <text:p text:style-name="P34"><text:span text:style-name="T4">Close </text:span><text:span text:style-name="T10">File</text:span><text:span text:style-name="T4"> </text:span><text:span text:style-name="T12">– </text:span><text:span text:style-name="T16">փակել նշված բաց պանակը</text:span></text:p>
        </text:list-item>
        <text:list-item>
          <text:p text:style-name="P34"><text:span text:style-name="T10">Close editor</text:span><text:span text:style-name="T16">- <text:s/>դուրս գալ ծրագրից</text:span></text:p>
        </text:list-item>
      </text:list>
      <text:p text:style-name="P4"/>
      <text:p text:style-name="P4"/>
      <text:p text:style-name="P16"><text:span text:style-name="T4">Terminal </text:span><text:span text:style-name="T12">մենյուն նախատեսված է </text:span><text:span text:style-name="T19">վահանակի հետ աշխատելու համար</text:span><text:span text:style-name="T12">՝</text:span></text:p>
      <text:list xml:id="list2745611071" text:style-name="L6">
        <text:list-item>
          <text:p text:style-name="P36"><text:span text:style-name="T4">New Termianl</text:span><text:span text:style-name="T12"> – բացել նոր վահանակ </text:span></text:p>
        </text:list-item>
        <text:list-item>
          <text:p text:style-name="P36"><text:span text:style-name="T7">Close Terminal </text:span><text:span text:style-name="T16">– փակել բացված վահանակը </text:span></text:p>
        </text:list-item>
      </text:list>
      <text:p text:style-name="P5"/>
      <text:p text:style-name="P5"/>
      <text:p text:style-name="P16"><text:span text:style-name="T4">Help</text:span><text:span text:style-name="T12"> մենյուն </text:span><text:span text:style-name="T19">նախատեսված է տեղեկություններ իմանալ ծրագրի աշխատանքի մասին՝</text:span></text:p>
      <text:list xml:id="list490668173" text:style-name="L7">
        <text:list-item>
          <text:p text:style-name="P37"><text:span text:style-name="T4">Keybord Shortcuts Reference</text:span><text:span text:style-name="T12"> – արագ հրամանների <text:tab/><text:tab/><text:tab/><text:tab/><text:tab/><text:tab/><text:tab/><text:tab/><text:tab/>կոմբինացիաներ</text:span></text:p>
        </text:list-item>
        <text:list-item>
          <text:p text:style-name="P37"><text:span text:style-name="T4">Documentation</text:span><text:span text:style-name="T12"> - փաստաթղթավորումը </text:span></text:p>
        </text:list-item>
        <text:list-item>
          <text:p text:style-name="P37"><text:span text:style-name="T4">License</text:span><text:span text:style-name="T12"> - լիցենզիաներ</text:span></text:p>
        </text:list-item>
        <text:list-item>
          <text:p text:style-name="P37"><text:span text:style-name="T7">About </text:span><text:span text:style-name="T16">– ծրագրի մասին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Հեղինակներ՝</text:p>
      <text:p text:style-name="P14">Մարգարյան Արսեն</text:p>
      <text:p text:style-name="P14">Մուսիկյան Ցոլակ</text:p>
      <text:p text:style-name="P14">Սեդրակյան <text:s/>Վահե</text:p>
      <text:p text:style-name="P14">Չալոյան Դավիթ</text:p>
      <text:p text:style-name="P14">Հոխանյան Խաչատուր</text:p>
      <text:p text:style-name="P14">Վարդազարյան Հայկ</text:p>
      <text:p text:style-name="P1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3:43:24.721964203</meta:creation-date>
    <dc:date>2021-12-10T15:41:28.332660128</dc:date>
    <meta:editing-duration>PT24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58" meta:word-count="519" meta:character-count="3559" meta:non-whitespace-character-count="3041"/>
  </office:meta>
</office:document-meta>
</file>